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9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6395832966844611490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6501827505390342003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5T15:41:47.71</dc:date>
    <dc:creator>James Lombardi</dc:creator>
    <meta:editing-duration>PT16H24M2S</meta:editing-duration>
    <meta:editing-cycles>103</meta:editing-cycles>
    <meta:document-statistic meta:table-count="0" meta:image-count="0" meta:object-count="0" meta:page-count="10" meta:paragraph-count="277" meta:word-count="3543" meta:character-count="17404"/>
  </office:meta>
</office:document-meta>
</file>